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old mode </text:p>
      <text:p text:style-name="Standard"/>
      <text:p text:style-name="Standard">In hold mode the pattern should</text:p>
      <text:p text:style-name="Standard">When in hold mode, stop playing when all notes are released, but keep the pattern running </text:p>
      <text:p text:style-name="Standard"/>
      <text:p text:style-name="Standard">When first key of a chord is pressed </text:p>
      <text:p text:style-name="Standard">Wait until next step (Y/N)</text:p>
      <text:p text:style-name="Standard"/>
      <text:p text:style-name="Standard">In HOLD mode after all keys released </text:p>
      <text:p text:style-name="Standard">Restart sequence next keypress (Y/N)</text:p>
      <text:p text:style-name="Standard">Restart pattern <text:s/>next keypress (Y/N)</text:p>
      <text:p text:style-name="Standard">Keep notes playing (Y/N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33S</meta:editing-duration>
    <meta:editing-cycles>4</meta:editing-cycles>
    <meta:generator>OpenOffice/4.1.1$Win32 OpenOffice.org_project/411m6$Build-9775</meta:generator>
    <dc:date>2015-08-31T21:51:20.49</dc:date>
    <dc:creator>jason hotchkiss</dc:creator>
    <meta:document-statistic meta:table-count="0" meta:image-count="0" meta:object-count="0" meta:page-count="1" meta:paragraph-count="9" meta:word-count="58" meta:character-count="327"/>
    <meta:user-defined meta:name="Info 1"/>
    <meta:user-defined meta:name="Info 2"/>
    <meta:user-defined meta:name="Info 3"/>
    <meta:user-defined meta:name="Info 4"/>
  </office:meta>
</office:document-meta>
</file>